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officeooo:rsid="001a41a7" officeooo:paragraph-rsid="001a41a7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none" fo:font-weight="normal" officeooo:rsid="001a41a7" officeooo:paragraph-rsid="00670d6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1a41a7" officeooo:paragraph-rsid="00a2539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32051e" officeooo:paragraph-rsid="0032051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3a97d3" officeooo:paragraph-rsid="003a97d3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51743e" officeooo:paragraph-rsid="0051743e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92aeb4" officeooo:paragraph-rsid="0092aeb4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947384" officeooo:paragraph-rsid="00947384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accaef" officeooo:paragraph-rsid="00accaef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c2bd71" officeooo:paragraph-rsid="00c2bd71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c2bd71" officeooo:paragraph-rsid="00dd3bbf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c2bd71" officeooo:paragraph-rsid="00ea1c19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c2bd71" officeooo:paragraph-rsid="00fe3004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c2bd71" officeooo:paragraph-rsid="0105eb61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c2bd71" officeooo:paragraph-rsid="010a0918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c2bd71" officeooo:paragraph-rsid="010c5508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c2bd71" officeooo:paragraph-rsid="01297ec1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11d8ee8" officeooo:paragraph-rsid="011d8ee8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129a3cd" officeooo:paragraph-rsid="0129a3cd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12acb60" officeooo:paragraph-rsid="012acb60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12acb60" officeooo:paragraph-rsid="01436887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AnjaliOldLipi" fo:font-size="14pt" style:text-underline-style="none" fo:font-weight="normal" officeooo:rsid="001a41a7" officeooo:paragraph-rsid="001a41a7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font-name="AnjaliOldLipi" fo:font-size="14pt" style:text-underline-style="none" fo:font-weight="normal" officeooo:rsid="0032051e" officeooo:paragraph-rsid="0032051e" style:font-size-asian="12.25pt" style:font-weight-asian="normal" style:font-size-complex="14pt" style:font-weight-complex="normal"/>
    </style:style>
    <style:style style:name="P24" style:family="paragraph" style:parent-style-name="Standard">
      <style:text-properties style:font-name="AnjaliOldLipi" fo:font-size="14pt" style:text-underline-style="none" fo:font-weight="normal" officeooo:rsid="0032e825" officeooo:paragraph-rsid="0032051e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AnjaliOldLipi" fo:font-size="14pt" style:text-underline-style="none" fo:font-weight="normal" officeooo:rsid="003a97d3" officeooo:paragraph-rsid="003a97d3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font-name="AnjaliOldLipi" fo:font-size="14pt" style:text-underline-style="none" fo:font-weight="normal" officeooo:rsid="003a97d3" officeooo:paragraph-rsid="001a41a7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font-name="AnjaliOldLipi" fo:font-size="14pt" style:text-underline-style="none" fo:font-weight="normal" officeooo:rsid="00403089" officeooo:paragraph-rsid="001a41a7" style:font-size-asian="12.25pt" style:font-weight-asian="normal" style:font-size-complex="14pt" style:font-weight-complex="normal"/>
    </style:style>
    <style:style style:name="P28" style:family="paragraph" style:parent-style-name="Standard">
      <style:text-properties style:font-name="AnjaliOldLipi" fo:font-size="14pt" style:text-underline-style="none" fo:font-weight="normal" officeooo:rsid="004c445c" officeooo:paragraph-rsid="001a41a7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font-name="AnjaliOldLipi" fo:font-size="14pt" style:text-underline-style="none" fo:font-weight="normal" officeooo:rsid="00466940" officeooo:paragraph-rsid="001a41a7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AnjaliOldLipi" fo:font-size="14pt" style:text-underline-style="none" fo:font-weight="normal" officeooo:rsid="0051743e" officeooo:paragraph-rsid="0051743e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AnjaliOldLipi" fo:font-size="14pt" style:text-underline-style="none" fo:font-weight="normal" officeooo:rsid="0051743e" officeooo:paragraph-rsid="0052c961" style:font-size-asian="12.25pt" style:font-weight-asian="normal" style:font-size-complex="14pt" style:font-weight-complex="normal"/>
    </style:style>
    <style:style style:name="P32" style:family="paragraph" style:parent-style-name="Standard">
      <style:text-properties style:font-name="AnjaliOldLipi" fo:font-size="14pt" style:text-underline-style="none" fo:font-weight="normal" officeooo:rsid="0058a389" officeooo:paragraph-rsid="001a41a7" style:font-size-asian="12.25pt" style:font-weight-asian="normal" style:font-size-complex="14pt" style:font-weight-complex="normal"/>
    </style:style>
    <style:style style:name="P33" style:family="paragraph" style:parent-style-name="Standard">
      <style:text-properties style:font-name="AnjaliOldLipi" fo:font-size="14pt" style:text-underline-style="none" fo:font-weight="normal" officeooo:rsid="0065f801" officeooo:paragraph-rsid="001a41a7" style:font-size-asian="12.25pt" style:font-weight-asian="normal" style:font-size-complex="14pt" style:font-weight-complex="normal"/>
    </style:style>
    <style:style style:name="P34" style:family="paragraph" style:parent-style-name="Standard">
      <style:text-properties style:font-name="AnjaliOldLipi" fo:font-size="14pt" style:text-underline-style="none" fo:font-weight="normal" officeooo:rsid="0065f801" officeooo:paragraph-rsid="00670d6f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font-name="AnjaliOldLipi" fo:font-size="14pt" style:text-underline-style="none" fo:font-weight="normal" officeooo:rsid="007da60a" officeooo:paragraph-rsid="001a41a7" style:font-size-asian="12.25pt" style:font-weight-asian="normal" style:font-size-complex="14pt" style:font-weight-complex="normal"/>
    </style:style>
    <style:style style:name="P36" style:family="paragraph" style:parent-style-name="Standard">
      <style:text-properties style:font-name="AnjaliOldLipi" fo:font-size="14pt" style:text-underline-style="none" fo:font-weight="normal" officeooo:rsid="00816e6f" officeooo:paragraph-rsid="001a41a7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font-name="AnjaliOldLipi" fo:font-size="14pt" style:text-underline-style="none" fo:font-weight="normal" officeooo:rsid="0092aeb4" officeooo:paragraph-rsid="0092aeb4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font-name="AnjaliOldLipi" fo:font-size="14pt" style:text-underline-style="none" fo:font-weight="normal" officeooo:rsid="00947384" officeooo:paragraph-rsid="00947384" style:font-size-asian="12.25pt" style:font-weight-asian="normal" style:font-size-complex="14pt" style:font-weight-complex="normal"/>
    </style:style>
    <style:style style:name="P39" style:family="paragraph" style:parent-style-name="Standard">
      <style:text-properties style:font-name="AnjaliOldLipi" fo:font-size="14pt" style:text-underline-style="none" fo:font-weight="normal" officeooo:rsid="00a4147c" officeooo:paragraph-rsid="00a4147c" style:font-size-asian="12.25pt" style:font-weight-asian="normal" style:font-size-complex="14pt" style:font-weight-complex="normal"/>
    </style:style>
    <style:style style:name="P40" style:family="paragraph" style:parent-style-name="Standard">
      <style:text-properties style:font-name="AnjaliOldLipi" fo:font-size="14pt" style:text-underline-style="none" fo:font-weight="normal" officeooo:rsid="009f71d4" officeooo:paragraph-rsid="001a41a7" style:font-size-asian="12.25pt" style:font-weight-asian="normal" style:font-size-complex="14pt" style:font-weight-complex="normal"/>
    </style:style>
    <style:style style:name="P41" style:family="paragraph" style:parent-style-name="Standard">
      <style:text-properties style:font-name="AnjaliOldLipi" fo:font-size="14pt" style:text-underline-style="none" fo:font-weight="normal" officeooo:rsid="009f71d4" officeooo:paragraph-rsid="00a0c9ac" style:font-size-asian="12.25pt" style:font-weight-asian="normal" style:font-size-complex="14pt" style:font-weight-complex="normal"/>
    </style:style>
    <style:style style:name="P42" style:family="paragraph" style:parent-style-name="Standard">
      <style:text-properties style:font-name="AnjaliOldLipi" fo:font-size="14pt" style:text-underline-style="none" fo:font-weight="normal" officeooo:rsid="00a0c9ac" officeooo:paragraph-rsid="001a41a7" style:font-size-asian="12.25pt" style:font-weight-asian="normal" style:font-size-complex="14pt" style:font-weight-complex="normal"/>
    </style:style>
    <style:style style:name="P43" style:family="paragraph" style:parent-style-name="Standard">
      <style:text-properties style:font-name="AnjaliOldLipi" fo:font-size="14pt" style:text-underline-style="none" fo:font-weight="normal" officeooo:rsid="00a0c9ac" officeooo:paragraph-rsid="00a2539a" style:font-size-asian="12.25pt" style:font-weight-asian="normal" style:font-size-complex="14pt" style:font-weight-complex="normal"/>
    </style:style>
    <style:style style:name="P44" style:family="paragraph" style:parent-style-name="Standard">
      <style:text-properties style:font-name="AnjaliOldLipi" fo:font-size="14pt" style:text-underline-style="none" fo:font-weight="normal" officeooo:rsid="00ac0406" officeooo:paragraph-rsid="001a41a7" style:font-size-asian="12.25pt" style:font-weight-asian="normal" style:font-size-complex="14pt" style:font-weight-complex="normal"/>
    </style:style>
    <style:style style:name="P45" style:family="paragraph" style:parent-style-name="Standard">
      <style:text-properties style:font-name="AnjaliOldLipi" fo:font-size="14pt" style:text-underline-style="none" fo:font-weight="normal" officeooo:rsid="00accaef" officeooo:paragraph-rsid="001a41a7" style:font-size-asian="12.25pt" style:font-weight-asian="normal" style:font-size-complex="14pt" style:font-weight-complex="normal"/>
    </style:style>
    <style:style style:name="P46" style:family="paragraph" style:parent-style-name="Standard">
      <style:text-properties style:font-name="AnjaliOldLipi" fo:font-size="14pt" style:text-underline-style="none" fo:font-weight="normal" officeooo:rsid="00accaef" officeooo:paragraph-rsid="00accaef" style:font-size-asian="12.25pt" style:font-weight-asian="normal" style:font-size-complex="14pt" style:font-weight-complex="normal"/>
    </style:style>
    <style:style style:name="P47" style:family="paragraph" style:parent-style-name="Standard">
      <style:text-properties style:font-name="AnjaliOldLipi" fo:font-size="14pt" style:text-underline-style="none" fo:font-weight="normal" officeooo:rsid="00b38b20" officeooo:paragraph-rsid="00accaef" style:font-size-asian="12.25pt" style:font-weight-asian="normal" style:font-size-complex="14pt" style:font-weight-complex="normal"/>
    </style:style>
    <style:style style:name="P48" style:family="paragraph" style:parent-style-name="Standard">
      <style:text-properties style:font-name="AnjaliOldLipi" fo:font-size="14pt" style:text-underline-style="none" fo:font-weight="normal" officeooo:rsid="00c42a4a" officeooo:paragraph-rsid="00c2bd71" style:font-size-asian="12.25pt" style:font-weight-asian="normal" style:font-size-complex="14pt" style:font-weight-complex="normal"/>
    </style:style>
    <style:style style:name="P49" style:family="paragraph" style:parent-style-name="Standard">
      <style:text-properties style:font-name="AnjaliOldLipi" fo:font-size="14pt" style:text-underline-style="none" fo:font-weight="normal" officeooo:rsid="00c42a4a" officeooo:paragraph-rsid="00dd3bbf" style:font-size-asian="12.25pt" style:font-weight-asian="normal" style:font-size-complex="14pt" style:font-weight-complex="normal"/>
    </style:style>
    <style:style style:name="P50" style:family="paragraph" style:parent-style-name="Standard">
      <style:text-properties style:font-name="AnjaliOldLipi" fo:font-size="14pt" style:text-underline-style="none" fo:font-weight="normal" officeooo:rsid="00d10599" officeooo:paragraph-rsid="00dd3bbf" style:font-size-asian="12.25pt" style:font-weight-asian="normal" style:font-size-complex="14pt" style:font-weight-complex="normal"/>
    </style:style>
    <style:style style:name="P51" style:family="paragraph" style:parent-style-name="Standard">
      <style:text-properties style:font-name="AnjaliOldLipi" fo:font-size="14pt" style:text-underline-style="none" fo:font-weight="normal" officeooo:rsid="00ec1f0a" officeooo:paragraph-rsid="00dd3bbf" style:font-size-asian="12.25pt" style:font-weight-asian="normal" style:font-size-complex="14pt" style:font-weight-complex="normal"/>
    </style:style>
    <style:style style:name="P52" style:family="paragraph" style:parent-style-name="Standard">
      <style:text-properties style:font-name="AnjaliOldLipi" fo:font-size="14pt" style:text-underline-style="none" fo:font-weight="normal" officeooo:rsid="00e3b582" officeooo:paragraph-rsid="00dd3bbf" style:font-size-asian="12.25pt" style:font-weight-asian="normal" style:font-size-complex="14pt" style:font-weight-complex="normal"/>
    </style:style>
    <style:style style:name="P53" style:family="paragraph" style:parent-style-name="Standard">
      <style:text-properties style:font-name="AnjaliOldLipi" fo:font-size="14pt" style:text-underline-style="none" fo:font-weight="normal" officeooo:rsid="00ec58af" officeooo:paragraph-rsid="00dd3bbf" style:font-size-asian="12.25pt" style:font-weight-asian="normal" style:font-size-complex="14pt" style:font-weight-complex="normal"/>
    </style:style>
    <style:style style:name="P54" style:family="paragraph" style:parent-style-name="Standard">
      <style:text-properties style:font-name="AnjaliOldLipi" fo:font-size="14pt" style:text-underline-style="none" fo:font-weight="normal" officeooo:rsid="00f1208e" officeooo:paragraph-rsid="00dd3bbf" style:font-size-asian="12.25pt" style:font-weight-asian="normal" style:font-size-complex="14pt" style:font-weight-complex="normal"/>
    </style:style>
    <style:style style:name="P55" style:family="paragraph" style:parent-style-name="Standard">
      <style:text-properties style:font-name="AnjaliOldLipi" fo:font-size="14pt" style:text-underline-style="none" fo:font-weight="normal" officeooo:rsid="00f57c40" officeooo:paragraph-rsid="00dd3bbf" style:font-size-asian="12.25pt" style:font-weight-asian="normal" style:font-size-complex="14pt" style:font-weight-complex="normal"/>
    </style:style>
    <style:style style:name="P56" style:family="paragraph" style:parent-style-name="Standard">
      <style:text-properties style:font-name="AnjaliOldLipi" fo:font-size="14pt" style:text-underline-style="none" fo:font-weight="normal" officeooo:rsid="00ff9de9" officeooo:paragraph-rsid="00fe3004" style:font-size-asian="12.25pt" style:font-weight-asian="normal" style:font-size-complex="14pt" style:font-weight-complex="normal"/>
    </style:style>
    <style:style style:name="P57" style:family="paragraph" style:parent-style-name="Standard">
      <style:text-properties style:font-name="AnjaliOldLipi" fo:font-size="14pt" style:text-underline-style="none" fo:font-weight="normal" officeooo:rsid="01053673" officeooo:paragraph-rsid="0105eb61" style:font-size-asian="12.25pt" style:font-weight-asian="normal" style:font-size-complex="14pt" style:font-weight-complex="normal"/>
    </style:style>
    <style:style style:name="P58" style:family="paragraph" style:parent-style-name="Standard">
      <style:text-properties style:font-name="AnjaliOldLipi" fo:font-size="14pt" style:text-underline-style="none" fo:font-weight="normal" officeooo:rsid="01053673" officeooo:paragraph-rsid="010c5508" style:font-size-asian="12.25pt" style:font-weight-asian="normal" style:font-size-complex="14pt" style:font-weight-complex="normal"/>
    </style:style>
    <style:style style:name="P59" style:family="paragraph" style:parent-style-name="Standard">
      <style:text-properties style:font-name="AnjaliOldLipi" fo:font-size="14pt" style:text-underline-style="none" fo:font-weight="normal" officeooo:rsid="0105eb61" officeooo:paragraph-rsid="0105eb61" style:font-size-asian="12.25pt" style:font-weight-asian="normal" style:font-size-complex="14pt" style:font-weight-complex="normal"/>
    </style:style>
    <style:style style:name="P60" style:family="paragraph" style:parent-style-name="Standard">
      <style:text-properties style:font-name="AnjaliOldLipi" fo:font-size="14pt" style:text-underline-style="none" fo:font-weight="normal" officeooo:rsid="0105eb61" officeooo:paragraph-rsid="0107751f" style:font-size-asian="12.25pt" style:font-weight-asian="normal" style:font-size-complex="14pt" style:font-weight-complex="normal"/>
    </style:style>
    <style:style style:name="P61" style:family="paragraph" style:parent-style-name="Standard">
      <style:text-properties style:font-name="AnjaliOldLipi" fo:font-size="14pt" style:text-underline-style="none" fo:font-weight="normal" officeooo:rsid="0105eb61" officeooo:paragraph-rsid="01090c90" style:font-size-asian="12.25pt" style:font-weight-asian="normal" style:font-size-complex="14pt" style:font-weight-complex="normal"/>
    </style:style>
    <style:style style:name="P62" style:family="paragraph" style:parent-style-name="Standard">
      <style:text-properties style:font-name="AnjaliOldLipi" fo:font-size="14pt" style:text-underline-style="none" fo:font-weight="normal" officeooo:rsid="01090c90" officeooo:paragraph-rsid="010a0918" style:font-size-asian="12.25pt" style:font-weight-asian="normal" style:font-size-complex="14pt" style:font-weight-complex="normal"/>
    </style:style>
    <style:style style:name="P63" style:family="paragraph" style:parent-style-name="Standard">
      <style:text-properties style:font-name="AnjaliOldLipi" fo:font-size="14pt" style:text-underline-style="none" fo:font-weight="normal" officeooo:rsid="011d8ee8" officeooo:paragraph-rsid="011d8ee8" style:font-size-asian="12.25pt" style:font-weight-asian="normal" style:font-size-complex="14pt" style:font-weight-complex="normal"/>
    </style:style>
    <style:style style:name="P64" style:family="paragraph" style:parent-style-name="Standard">
      <style:text-properties style:font-name="AnjaliOldLipi" fo:font-size="14pt" style:text-underline-style="none" fo:font-weight="normal" officeooo:rsid="0120da80" officeooo:paragraph-rsid="0120da80" style:font-size-asian="12.25pt" style:font-weight-asian="normal" style:font-size-complex="14pt" style:font-weight-complex="normal"/>
    </style:style>
    <style:style style:name="P65" style:family="paragraph" style:parent-style-name="Standard">
      <style:text-properties style:font-name="AnjaliOldLipi" fo:font-size="14pt" style:text-underline-style="none" fo:font-weight="normal" officeooo:rsid="01279bfb" officeooo:paragraph-rsid="010c5508" style:font-size-asian="12.25pt" style:font-weight-asian="normal" style:font-size-complex="14pt" style:font-weight-complex="normal"/>
    </style:style>
    <style:style style:name="P66" style:family="paragraph" style:parent-style-name="Standard">
      <style:text-properties style:font-name="AnjaliOldLipi" fo:font-size="14pt" style:text-underline-style="none" fo:font-weight="normal" officeooo:rsid="01168d3e" officeooo:paragraph-rsid="010c5508" style:font-size-asian="12.25pt" style:font-weight-asian="normal" style:font-size-complex="14pt" style:font-weight-complex="normal"/>
    </style:style>
    <style:style style:name="P67" style:family="paragraph" style:parent-style-name="Standard">
      <style:text-properties style:font-name="AnjaliOldLipi" fo:font-size="14pt" style:text-underline-style="none" fo:font-weight="normal" officeooo:rsid="0129a3cd" officeooo:paragraph-rsid="010c5508" style:font-size-asian="12.25pt" style:font-weight-asian="normal" style:font-size-complex="14pt" style:font-weight-complex="normal"/>
    </style:style>
    <style:style style:name="P68" style:family="paragraph" style:parent-style-name="Standard">
      <style:text-properties style:font-name="AnjaliOldLipi" fo:font-size="14pt" style:text-underline-style="none" fo:font-weight="normal" officeooo:rsid="012acb60" officeooo:paragraph-rsid="012acb60" style:font-size-asian="12.25pt" style:font-weight-asian="normal" style:font-size-complex="14pt" style:font-weight-complex="normal"/>
    </style:style>
    <style:style style:name="P69" style:family="paragraph" style:parent-style-name="Standard">
      <style:text-properties style:font-name="AnjaliOldLipi" fo:font-size="14pt" style:text-underline-style="none" fo:font-weight="normal" officeooo:rsid="012c4f1a" officeooo:paragraph-rsid="012acb60" style:font-size-asian="12.25pt" style:font-weight-asian="normal" style:font-size-complex="14pt" style:font-weight-complex="normal"/>
    </style:style>
    <style:style style:name="P70" style:family="paragraph" style:parent-style-name="Standard">
      <style:text-properties style:font-name="AnjaliOldLipi" fo:font-size="14pt" style:text-underline-style="none" fo:font-weight="normal" officeooo:rsid="01313a43" officeooo:paragraph-rsid="012acb60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break-before="page"/>
      <style:text-properties style:font-name="AnjaliOldLipi" fo:font-size="14pt" style:text-underline-style="none" fo:font-weight="normal" officeooo:rsid="01313a43" officeooo:paragraph-rsid="012acb60" style:font-size-asian="12.25pt" style:font-weight-asian="normal" style:font-size-complex="14pt" style:font-weight-complex="normal"/>
    </style:style>
    <style:style style:name="P72" style:family="paragraph" style:parent-style-name="Standard">
      <style:text-properties style:font-name="AnjaliOldLipi" fo:font-size="14pt" style:text-underline-style="none" fo:font-weight="normal" officeooo:rsid="0154f4af" officeooo:paragraph-rsid="012acb60" style:font-size-asian="12.25pt" style:font-weight-asian="normal" style:font-size-complex="14pt" style:font-weight-complex="normal"/>
    </style:style>
    <style:style style:name="P73" style:family="paragraph" style:parent-style-name="Standard">
      <style:text-properties style:font-name="AnjaliOldLipi" fo:font-size="14pt" style:text-underline-style="none" fo:font-weight="normal" officeooo:rsid="01547457" officeooo:paragraph-rsid="012acb60" style:font-size-asian="12.25pt" style:font-weight-asian="normal" style:font-size-complex="14pt" style:font-weight-complex="normal"/>
    </style:style>
    <style:style style:name="T1" style:family="text">
      <style:text-properties style:font-name="AnjaliOldLipi"/>
    </style:style>
    <style:style style:name="T2" style:family="text">
      <style:text-properties style:font-name="AnjaliOldLipi" fo:font-size="20pt" style:text-underline-style="solid" style:text-underline-width="auto" style:text-underline-color="font-color" fo:font-weight="bold" officeooo:rsid="001a41a7" style:font-size-asian="17.5pt" style:font-weight-asian="bold" style:font-size-complex="20pt" style:font-weight-complex="bold"/>
    </style:style>
    <style:style style:name="T3" style:family="text">
      <style:text-properties style:font-name="AnjaliOldLipi" officeooo:rsid="0032e825"/>
    </style:style>
    <style:style style:name="T4" style:family="text">
      <style:text-properties style:font-name="AnjaliOldLipi" officeooo:rsid="003a97d3"/>
    </style:style>
    <style:style style:name="T5" style:family="text">
      <style:text-properties style:font-name="AnjaliOldLipi" officeooo:rsid="003ac4a5"/>
    </style:style>
    <style:style style:name="T6" style:family="text">
      <style:text-properties style:font-name="AnjaliOldLipi" officeooo:rsid="003cb56d"/>
    </style:style>
    <style:style style:name="T7" style:family="text">
      <style:text-properties style:font-name="AnjaliOldLipi" officeooo:rsid="00403089"/>
    </style:style>
    <style:style style:name="T8" style:family="text">
      <style:text-properties style:font-name="AnjaliOldLipi" officeooo:rsid="0044afec"/>
    </style:style>
    <style:style style:name="T9" style:family="text">
      <style:text-properties style:font-name="AnjaliOldLipi" officeooo:rsid="00466940"/>
    </style:style>
    <style:style style:name="T10" style:family="text">
      <style:text-properties style:font-name="AnjaliOldLipi" officeooo:rsid="004c445c"/>
    </style:style>
    <style:style style:name="T11" style:family="text">
      <style:text-properties style:font-name="AnjaliOldLipi" officeooo:rsid="0051743e"/>
    </style:style>
    <style:style style:name="T12" style:family="text">
      <style:text-properties style:font-name="AnjaliOldLipi" officeooo:rsid="0052c961"/>
    </style:style>
    <style:style style:name="T13" style:family="text">
      <style:text-properties style:font-name="AnjaliOldLipi" officeooo:rsid="005408eb"/>
    </style:style>
    <style:style style:name="T14" style:family="text">
      <style:text-properties style:font-name="AnjaliOldLipi" officeooo:rsid="0054df51"/>
    </style:style>
    <style:style style:name="T15" style:family="text">
      <style:text-properties style:font-name="AnjaliOldLipi" officeooo:rsid="00557591"/>
    </style:style>
    <style:style style:name="T16" style:family="text">
      <style:text-properties style:font-name="AnjaliOldLipi" officeooo:rsid="0057aa5a"/>
    </style:style>
    <style:style style:name="T17" style:family="text">
      <style:text-properties style:font-name="AnjaliOldLipi" officeooo:rsid="0058a389"/>
    </style:style>
    <style:style style:name="T18" style:family="text">
      <style:text-properties style:font-name="AnjaliOldLipi" officeooo:rsid="005917cc"/>
    </style:style>
    <style:style style:name="T19" style:family="text">
      <style:text-properties style:font-name="AnjaliOldLipi" officeooo:rsid="00596b5f"/>
    </style:style>
    <style:style style:name="T20" style:family="text">
      <style:text-properties style:font-name="AnjaliOldLipi" officeooo:rsid="006067f0"/>
    </style:style>
    <style:style style:name="T21" style:family="text">
      <style:text-properties style:font-name="AnjaliOldLipi" officeooo:rsid="00627388"/>
    </style:style>
    <style:style style:name="T22" style:family="text">
      <style:text-properties style:font-name="AnjaliOldLipi" officeooo:rsid="00640a05"/>
    </style:style>
    <style:style style:name="T23" style:family="text">
      <style:text-properties style:font-name="AnjaliOldLipi" officeooo:rsid="0065f801"/>
    </style:style>
    <style:style style:name="T24" style:family="text">
      <style:text-properties style:font-name="AnjaliOldLipi" officeooo:rsid="00670d6f"/>
    </style:style>
    <style:style style:name="T25" style:family="text">
      <style:text-properties style:font-name="AnjaliOldLipi" officeooo:rsid="00697a7d"/>
    </style:style>
    <style:style style:name="T26" style:family="text">
      <style:text-properties style:font-name="AnjaliOldLipi" officeooo:rsid="0069ab57"/>
    </style:style>
    <style:style style:name="T27" style:family="text">
      <style:text-properties style:font-name="AnjaliOldLipi" officeooo:rsid="006f0070"/>
    </style:style>
    <style:style style:name="T28" style:family="text">
      <style:text-properties style:font-name="AnjaliOldLipi" officeooo:rsid="007da60a"/>
    </style:style>
    <style:style style:name="T29" style:family="text">
      <style:text-properties style:font-name="AnjaliOldLipi" officeooo:rsid="00816e6f"/>
    </style:style>
    <style:style style:name="T30" style:family="text">
      <style:text-properties style:font-name="AnjaliOldLipi" officeooo:rsid="009310e7"/>
    </style:style>
    <style:style style:name="T31" style:family="text">
      <style:text-properties style:font-name="AnjaliOldLipi" officeooo:rsid="00978570"/>
    </style:style>
    <style:style style:name="T32" style:family="text">
      <style:text-properties style:font-name="AnjaliOldLipi" officeooo:rsid="009f71d4"/>
    </style:style>
    <style:style style:name="T33" style:family="text">
      <style:text-properties style:font-name="AnjaliOldLipi" officeooo:rsid="00a0c9ac"/>
    </style:style>
    <style:style style:name="T34" style:family="text">
      <style:text-properties style:font-name="AnjaliOldLipi" officeooo:rsid="00a2539a"/>
    </style:style>
    <style:style style:name="T35" style:family="text">
      <style:text-properties style:font-name="AnjaliOldLipi" officeooo:rsid="00ac0406"/>
    </style:style>
    <style:style style:name="T36" style:family="text">
      <style:text-properties style:font-name="AnjaliOldLipi" officeooo:rsid="00accaef"/>
    </style:style>
    <style:style style:name="T37" style:family="text">
      <style:text-properties style:font-name="AnjaliOldLipi" officeooo:rsid="00af1f92"/>
    </style:style>
    <style:style style:name="T38" style:family="text">
      <style:text-properties style:font-name="AnjaliOldLipi" officeooo:rsid="00b38b20"/>
    </style:style>
    <style:style style:name="T39" style:family="text">
      <style:text-properties style:font-name="AnjaliOldLipi" officeooo:rsid="00c42a4a"/>
    </style:style>
    <style:style style:name="T40" style:family="text">
      <style:text-properties style:font-name="AnjaliOldLipi" officeooo:rsid="00c564a4"/>
    </style:style>
    <style:style style:name="T41" style:family="text">
      <style:text-properties style:font-name="AnjaliOldLipi" officeooo:rsid="00cb2405"/>
    </style:style>
    <style:style style:name="T42" style:family="text">
      <style:text-properties style:font-name="AnjaliOldLipi" officeooo:rsid="00cf0687"/>
    </style:style>
    <style:style style:name="T43" style:family="text">
      <style:text-properties style:font-name="AnjaliOldLipi" officeooo:rsid="00d10599"/>
    </style:style>
    <style:style style:name="T44" style:family="text">
      <style:text-properties style:font-name="AnjaliOldLipi" officeooo:rsid="00def376"/>
    </style:style>
    <style:style style:name="T45" style:family="text">
      <style:text-properties style:font-name="AnjaliOldLipi" officeooo:rsid="00e3b582"/>
    </style:style>
    <style:style style:name="T46" style:family="text">
      <style:text-properties style:font-name="AnjaliOldLipi" officeooo:rsid="00ea1c19"/>
    </style:style>
    <style:style style:name="T47" style:family="text">
      <style:text-properties style:font-name="AnjaliOldLipi" officeooo:rsid="00ec1f0a"/>
    </style:style>
    <style:style style:name="T48" style:family="text">
      <style:text-properties style:font-name="AnjaliOldLipi" officeooo:rsid="00ec58af"/>
    </style:style>
    <style:style style:name="T49" style:family="text">
      <style:text-properties style:font-name="AnjaliOldLipi" officeooo:rsid="00f1208e"/>
    </style:style>
    <style:style style:name="T50" style:family="text">
      <style:text-properties style:font-name="AnjaliOldLipi" officeooo:rsid="00f57c40"/>
    </style:style>
    <style:style style:name="T51" style:family="text">
      <style:text-properties style:font-name="AnjaliOldLipi" officeooo:rsid="00fe3004"/>
    </style:style>
    <style:style style:name="T52" style:family="text">
      <style:text-properties style:font-name="AnjaliOldLipi" officeooo:rsid="00ff9de9"/>
    </style:style>
    <style:style style:name="T53" style:family="text">
      <style:text-properties style:font-name="AnjaliOldLipi" officeooo:rsid="01053673"/>
    </style:style>
    <style:style style:name="T54" style:family="text">
      <style:text-properties style:font-name="AnjaliOldLipi" officeooo:rsid="0105eb61"/>
    </style:style>
    <style:style style:name="T55" style:family="text">
      <style:text-properties style:font-name="AnjaliOldLipi" officeooo:rsid="01090c90"/>
    </style:style>
    <style:style style:name="T56" style:family="text">
      <style:text-properties style:font-name="AnjaliOldLipi" officeooo:rsid="010c5508"/>
    </style:style>
    <style:style style:name="T57" style:family="text">
      <style:text-properties style:font-name="AnjaliOldLipi" officeooo:rsid="0110e91e"/>
    </style:style>
    <style:style style:name="T58" style:family="text">
      <style:text-properties style:font-name="AnjaliOldLipi" officeooo:rsid="01168d3e"/>
    </style:style>
    <style:style style:name="T59" style:family="text">
      <style:text-properties style:font-name="AnjaliOldLipi" officeooo:rsid="011d8ee8"/>
    </style:style>
    <style:style style:name="T60" style:family="text">
      <style:text-properties style:font-name="AnjaliOldLipi" officeooo:rsid="0120da80"/>
    </style:style>
    <style:style style:name="T61" style:family="text">
      <style:text-properties style:font-name="AnjaliOldLipi" officeooo:rsid="0121663a"/>
    </style:style>
    <style:style style:name="T62" style:family="text">
      <style:text-properties style:font-name="AnjaliOldLipi" officeooo:rsid="01279bfb"/>
    </style:style>
    <style:style style:name="T63" style:family="text">
      <style:text-properties style:font-name="AnjaliOldLipi" officeooo:rsid="01297ec1"/>
    </style:style>
    <style:style style:name="T64" style:family="text">
      <style:text-properties style:font-name="AnjaliOldLipi" officeooo:rsid="0129a3cd"/>
    </style:style>
    <style:style style:name="T65" style:family="text">
      <style:text-properties style:font-name="AnjaliOldLipi" officeooo:rsid="012acb60"/>
    </style:style>
    <style:style style:name="T66" style:family="text">
      <style:text-properties style:font-name="AnjaliOldLipi" officeooo:rsid="012c4f1a"/>
    </style:style>
    <style:style style:name="T67" style:family="text">
      <style:text-properties style:font-name="AnjaliOldLipi" officeooo:rsid="012cc156"/>
    </style:style>
    <style:style style:name="T68" style:family="text">
      <style:text-properties style:font-name="AnjaliOldLipi" officeooo:rsid="012e0ee4"/>
    </style:style>
    <style:style style:name="T69" style:family="text">
      <style:text-properties style:font-name="AnjaliOldLipi" officeooo:rsid="01313a43"/>
    </style:style>
    <style:style style:name="T70" style:family="text">
      <style:text-properties style:font-name="AnjaliOldLipi" officeooo:rsid="01355c40"/>
    </style:style>
    <style:style style:name="T71" style:family="text">
      <style:text-properties style:font-name="AnjaliOldLipi" officeooo:rsid="0136ee19"/>
    </style:style>
    <style:style style:name="T72" style:family="text">
      <style:text-properties style:font-name="AnjaliOldLipi" officeooo:rsid="013a7007"/>
    </style:style>
    <style:style style:name="T73" style:family="text">
      <style:text-properties style:font-name="AnjaliOldLipi" officeooo:rsid="013b7d57"/>
    </style:style>
    <style:style style:name="T74" style:family="text">
      <style:text-properties style:font-name="AnjaliOldLipi" officeooo:rsid="013d3c58"/>
    </style:style>
    <style:style style:name="T75" style:family="text">
      <style:text-properties style:font-name="AnjaliOldLipi" officeooo:rsid="013d8960"/>
    </style:style>
    <style:style style:name="T76" style:family="text">
      <style:text-properties style:font-name="AnjaliOldLipi" officeooo:rsid="01436887"/>
    </style:style>
    <style:style style:name="T77" style:family="text">
      <style:text-properties style:font-name="AnjaliOldLipi" officeooo:rsid="014a073b"/>
    </style:style>
    <style:style style:name="T78" style:family="text">
      <style:text-properties style:font-name="AnjaliOldLipi" officeooo:rsid="01500710"/>
    </style:style>
    <style:style style:name="T79" style:family="text">
      <style:text-properties style:font-name="AnjaliOldLipi" officeooo:rsid="0150e033"/>
    </style:style>
    <style:style style:name="T80" style:family="text">
      <style:text-properties style:font-name="AnjaliOldLipi" officeooo:rsid="0152c190"/>
    </style:style>
    <style:style style:name="T81" style:family="text">
      <style:text-properties style:font-name="AnjaliOldLipi" officeooo:rsid="01547457"/>
    </style:style>
    <style:style style:name="T82" style:family="text">
      <style:text-properties style:font-name="AnjaliOldLipi" officeooo:rsid="0154f4af"/>
    </style:style>
    <style:style style:name="T83" style:family="text">
      <style:text-properties style:font-name="AnjaliOldLipi" officeooo:rsid="0160cdde"/>
    </style:style>
    <style:style style:name="T84" style:family="text">
      <style:text-properties style:text-position="super 58%" style:font-name="AnjaliOldLipi" officeooo:rsid="00ac0406"/>
    </style:style>
    <style:style style:name="T85" style:family="text">
      <style:text-properties style:text-position="super 58%" style:font-name="AnjaliOldLipi" officeooo:rsid="01355c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Spring </text:span></text:p>
      <text:p text:style-name="P22">Morning :</text:p>
      <text:p text:style-name="P22">--------------</text:p>
      <text:p text:style-name="P23">*** Java Enterprise is starting Today ***</text:p>
      <text:p text:style-name="P4"><text:span text:style-name="T1"><text:tab/></text:span><text:span text:style-name="T3">This is the backbone of Java Backend Enterprise</text:span></text:p>
      <text:p text:style-name="P24"><text:tab/><text:tab/>Core java is the Backbone of this Java Enterprise.</text:p>
      <text:p text:style-name="P24"/>
      <text:p text:style-name="P24"/>
      <text:p text:style-name="P5"><text:span text:style-name="T3"><text:tab/>-P</text:span><text:span text:style-name="T1">rogramming is automation.</text:span></text:p>
      <text:p text:style-name="P25"><text:tab/>-Setting of dependencies will be done a lot repeatedly</text:p>
      <text:p text:style-name="P1"><text:span text:style-name="T1"><text:tab/><text:tab/></text:span><text:span text:style-name="T4">We’ll give the setting of dependencies to a library / </text:span><text:span text:style-name="T5">framework</text:span><text:span text:style-name="T4">, so <text:tab/><text:tab/>that every time we create a object it’ll set automaticlly.</text:span></text:p>
      <text:p text:style-name="P26"><text:tab/><text:tab/><text:tab/></text:p>
      <text:p text:style-name="P1"><text:span text:style-name="T4"><text:tab/>- </text:span><text:span text:style-name="T6">So here we’ve Inverted the control, previously Developer was setting <text:tab/>dependency manually, now it’s done by a library. </text:span><text:span text:style-name="T7">This concept is called <text:tab/>IOC (Inversion of Control)</text:span></text:p>
      <text:p text:style-name="P27"><text:tab/></text:p>
      <text:p text:style-name="P1"><text:span text:style-name="T7"><text:tab/><text:tab/></text:span><text:span text:style-name="T10">Canvas canvas = new Canvas();</text:span></text:p>
      <text:p text:style-name="P28"><text:tab/><text:tab/>canvas.setShape(new Circle(10)); <text:s/>//This setting can be done thru <text:tab/><text:tab/><text:tab/><text:tab/><text:tab/><text:tab/><text:tab/><text:tab/>dependency Injection.</text:p>
      <text:p text:style-name="P27"/>
      <text:p text:style-name="P1"><text:span text:style-name="T1"><text:tab/>-</text:span><text:span text:style-name="T8">Dependency Injection : In IOC, Dependency Injection is one. </text:span><text:span text:style-name="T9">There are <text:tab/>various libraries, that provide DI, Some of them are Guice(by Google), <text:tab/>Spring. </text:span></text:p>
      <text:p text:style-name="P29"><text:tab/><text:tab/></text:p>
      <text:p text:style-name="P29"/>
      <text:p text:style-name="P6"><text:span text:style-name="T9">S</text:span><text:span text:style-name="T1">pring :<text:tab/>A java based framework, that enables to </text:span><text:span text:style-name="T12">create web applications.</text:span></text:p>
      <text:p text:style-name="P30">------------</text:p>
      <text:p text:style-name="P31"><text:tab/>-Provides a lot of other things other than DI.</text:p>
      <text:p text:style-name="P1"><text:span text:style-name="T9"><text:tab/>- </text:span><text:span text:style-name="T11">It </text:span><text:span text:style-name="T18">has</text:span><text:span text:style-name="T11"> a Container </text:span><text:span text:style-name="T13">(</text:span><text:span text:style-name="T14">Ex: LooseCoupling one, </text:span><text:span text:style-name="T13">In which it keeps the <text:tab/>objects of Square and <text:tab/>Circle </text:span><text:span text:style-name="T15">and Canvas</text:span><text:span text:style-name="T13">) </text:span><text:span text:style-name="T15">from which the Dependency <text:tab/>injection will be done.</text:span></text:p>
      <text:p text:style-name="P1"><text:span text:style-name="T9"><text:tab/><text:tab/>-</text:span><text:span text:style-name="T23">&gt;</text:span><text:span text:style-name="T16">We should mention the spring, these are </text:span><text:span text:style-name="T19">C</text:span><text:span text:style-name="T16">lasses that needs to <text:tab/><text:tab/>be taken care of.</text:span></text:p>
      <text:p text:style-name="P1"><text:span text:style-name="T16"><text:tab/><text:tab/>-</text:span><text:span text:style-name="T23">&gt; </text:span><text:span text:style-name="T17">As the spring now has, objects of canvas, square and circle, It <text:tab/><text:tab/>can </text:span></text:p>
      <text:p text:style-name="P32"><text:tab/><text:tab/><text:tab/>canvas.setShape(square) or canvas.setShape(circle)</text:p>
      <text:p text:style-name="P1"><text:soft-page-break/><text:span text:style-name="T9"><text:tab/><text:tab/>-</text:span><text:span text:style-name="T23">&gt;</text:span><text:span text:style-name="T19">The container has beans, i.e objects of POJO classes. We can <text:tab/><text:tab/>use other one’s as well, but mostly ther’ll be bean classes.</text:span></text:p>
      <text:p text:style-name="P1"><text:span text:style-name="T9"><text:tab/><text:tab/>-</text:span><text:span text:style-name="T23">&gt;</text:span><text:span text:style-name="T22">B</text:span><text:span text:style-name="T20">y default, 1 object of <text:s/>a class will be there in a container.</text:span></text:p>
      <text:p text:style-name="P1"><text:span text:style-name="T9"><text:tab/><text:tab/>-</text:span><text:span text:style-name="T23">&gt;</text:span><text:span text:style-name="T21">There might be 1000’s of classes in our project, but it’ll keep <text:tab/><text:tab/>only <text:tab/>the objects of classes that we mention and require.</text:span></text:p>
      <text:p text:style-name="P29"/>
      <text:p text:style-name="P1"><text:span text:style-name="T9"><text:tab/></text:span><text:span text:style-name="T23">Steps </text:span><text:span text:style-name="T27">for</text:span><text:span text:style-name="T23"> DI :</text:span></text:p>
      <text:p text:style-name="P33"><text:tab/>------------------</text:p>
      <text:p text:style-name="P1"><text:span text:style-name="T23"><text:tab/><text:tab/>a) Component/bean classes scanning : Here we’ll tell spring, in <text:tab/><text:tab/>which classes it should scan for the classes of which the objects <text:tab/><text:tab/>should be in container / objects required for DI </text:span><text:span text:style-name="T25">thrugh telling it’s <text:tab/><text:tab/>package, if there are sub packages of the package mentioned, <text:tab/><text:tab/>they’ll also be scanned.</text:span><text:span text:style-name="T23">. </text:span><text:span text:style-name="T24">And it </text:span><text:span text:style-name="T26">d</text:span><text:span text:style-name="T24">oes it recusrively.</text:span></text:p>
      <text:p text:style-name="P34"><text:tab/><text:tab/></text:p>
      <text:p text:style-name="P2"><text:span text:style-name="T23"><text:tab/><text:tab/>b) </text:span><text:span text:style-name="T27">Dependency Settings : i.e now it has to set the dependency}<text:line-break/></text:span></text:p>
      <text:p text:style-name="P29"/>
      <text:p text:style-name="P1"><text:span text:style-name="T9"><text:tab/></text:span><text:span text:style-name="T28">In short,</text:span></text:p>
      <text:p text:style-name="P35"><text:tab/><text:tab/>-&gt; Tell spring, objects of what classes should it be managinging.</text:p>
      <text:p text:style-name="P35"><text:tab/><text:tab/>-&gt; Which packages to be scanned.</text:p>
      <text:p text:style-name="P35"><text:tab/><text:tab/>-&gt; Where to set dependency / where to do wiring.</text:p>
      <text:p text:style-name="P35"/>
      <text:p text:style-name="P1"><text:span text:style-name="T28"><text:tab/></text:span><text:span text:style-name="T29">Wiring : Setting dependencies.</text:span></text:p>
      <text:p text:style-name="P36"/>
      <text:p text:style-name="P7"><text:span text:style-name="T29">M</text:span><text:span text:style-name="T1">arking : tell, spring the functionality of a class. Marking can be done in many ways, using annotations is one thing.</text:span></text:p>
      <text:p text:style-name="P37"/>
      <text:p text:style-name="P7"><text:span text:style-name="T1">@Component – is used on the class</text:span><text:span text:style-name="T30">es</text:span><text:span text:style-name="T1">, to tell spring that the object of this <text:tab/>class should be container and managed.</text:span></text:p>
      <text:p text:style-name="P8"><text:span text:style-name="T1">@Configuration – used on the confid classes, to tell spring </text:span><text:span text:style-name="T31">that the class is a <text:tab/>Configuration class.</text:span></text:p>
      <text:p text:style-name="P38">@ComponentScan(“com.gltraining”) – used on classes where Configuration <text:tab/>annotation is used. It’ll scan the package to identify the classes, with <text:tab/>Componnent annotations.</text:p>
      <text:p text:style-name="P39">@Aurowired – mentioned in the place where we wanna set the dependency / <text:tab/>where we wanna wire.</text:p>
      <text:p text:style-name="P39"/>
      <text:p text:style-name="P29"><text:tab/></text:p>
      <text:p text:style-name="P29"/>
      <text:p text:style-name="P1"><text:soft-page-break/><text:span text:style-name="T9"><text:tab/></text:span><text:span text:style-name="T32">In class with main method,</text:span></text:p>
      <text:p text:style-name="P40"><text:tab/><text:tab/>ApplicationContext context = new AnnotationConfigApplicationContext(JavaConfig.class);</text:p>
      <text:p text:style-name="P41"><text:tab/><text:tab/>//Gere ApplicationContext is an Interface and <text:tab/><text:tab/><text:tab/><text:tab/><text:tab/><text:tab/>//AnnotationConfigApplicationContext requires config class in <text:tab/><text:tab/><text:tab/>constructor.</text:p>
      <text:p text:style-name="P41"/>
      <text:p text:style-name="P1"><text:span text:style-name="T32"><text:tab/></text:span><text:span text:style-name="T33">Square square = context.gerBean(Square.class);</text:span></text:p>
      <text:p text:style-name="P42"><text:tab/>Canvas canvas = context.getBean(Canvas.class);</text:p>
      <text:p text:style-name="P42"><text:tab/><text:tab/><text:tab/><text:tab/><text:tab/>// We drawnn the objects from container.</text:p>
      <text:p text:style-name="P3"><text:span text:style-name="T33"><text:tab/></text:span><text:span text:style-name="T34">sout(“The Square ”+ square.getSize());</text:span></text:p>
      <text:p text:style-name="P43"><text:tab/>Canvas.drwaShape();</text:p>
      <text:p text:style-name="P40"><text:tab/></text:p>
      <text:p text:style-name="P40"/>
      <text:p text:style-name="P29">---------</text:p>
      <text:p text:style-name="P1"><text:span text:style-name="T9"><text:s/><text:tab/>- </text:span><text:span text:style-name="T35">If we hav</text:span><text:span text:style-name="T83">e</text:span><text:span text:style-name="T35"> classes that are provided by 3</text:span><text:span text:style-name="T84">rd</text:span><text:span text:style-name="T35"> party like </text:span><text:span text:style-name="T37">Square</text:span><text:span text:style-name="T35">,</text:span></text:p>
      <text:p text:style-name="P44"><text:tab/>We cannot, edit them. So we can’t give @Component on that class. So, <text:tab/>in Config class,</text:p>
      <text:p text:style-name="P44"><text:tab/><text:tab/></text:p>
      <text:p text:style-name="P1"><text:span text:style-name="T35"><text:tab/><text:tab/></text:span><text:span text:style-name="T36">@Bean</text:span></text:p>
      <text:p text:style-name="P1"><text:span text:style-name="T35"><text:tab/><text:tab/></text:span><text:span text:style-name="T36">public Square square(){</text:span></text:p>
      <text:p text:style-name="P45"><text:tab/><text:tab/><text:tab/>Square square = new Square(5);</text:p>
      <text:p text:style-name="P45"><text:tab/><text:tab/><text:tab/>return square;</text:p>
      <text:p text:style-name="P45"><text:tab/><text:tab/>}</text:p>
      <text:p text:style-name="P29"/>
      <text:p text:style-name="P9"><text:span text:style-name="T9"><text:tab/>@</text:span><text:span text:style-name="T1">Bean -&gt; Tells the spring, that the object returned in the method, <text:tab/>should be kept in container.</text:span></text:p>
      <text:p text:style-name="P46"/>
      <text:p text:style-name="P9"><text:span text:style-name="T1"><text:tab/>// </text:span><text:span text:style-name="T38">If class creater by you, you can mention @Component annotation on <text:tab/>that and if that class is not created by you, then you can edit, so, in <text:tab/>config class, apply @Bean on a method, that returns the object of that <text:tab/>class.</text:span></text:p>
      <text:p text:style-name="P47"/>
      <text:p text:style-name="P10"><text:span text:style-name="T38">I</text:span><text:span text:style-name="T1">n resources folder, we </text:span><text:span text:style-name="T42">can</text:span><text:span text:style-name="T1"> provide a properties file, Let say, app.properties</text:span></text:p>
      <text:p text:style-name="P10"><text:span text:style-name="T1"><text:tab/></text:span><text:span text:style-name="T40">It has data, that we don’t wanna hardcode, </text:span><text:span text:style-name="T39">It provides, key_value <text:tab/>things. </text:span><text:span text:style-name="T41">If it’s in resources, it means it’s in project class path</text:span></text:p>
      <text:p text:style-name="P48"><text:tab/><text:tab/>Like <text:s text:c="2"/>square.side = 6</text:p>
      <text:p text:style-name="P49"><text:tab/><text:tab/><text:tab/>circle.radius = 5 </text:p>
      <text:p text:style-name="P12"><text:soft-page-break/><text:span text:style-name="T39"><text:tab/><text:tab/>//</text:span><text:span text:style-name="T46"> Spring will read the properties file and keeps in a map, where <text:tab/><text:tab/>keys <text:tab/>will be string always and values as objects.</text:span></text:p>
      <text:p text:style-name="P12"><text:span text:style-name="T39"><text:tab/><text:tab/>//</text:span><text:span text:style-name="T43">We can use this </text:span><text:span text:style-name="T44">above </text:span><text:span text:style-name="T43">data, insteead of hardcoding in programs</text:span></text:p>
      <text:p text:style-name="P50"/>
      <text:p text:style-name="P11"><text:span text:style-name="T43"><text:tab/></text:span><text:span text:style-name="T45">Then in config class, we give @PropertySource(“app.properties”)</text:span></text:p>
      <text:p text:style-name="P11"><text:span text:style-name="T45"><text:tab/><text:tab/></text:span><text:span text:style-name="T47">in Square class size field,</text:span></text:p>
      <text:p text:style-name="P11"><text:span text:style-name="T47"><text:tab/><text:tab/><text:tab/>@Value(“${square.side}”) <text:s/>//</text:span><text:span text:style-name="T48">Called interpolation.</text:span></text:p>
      <text:p text:style-name="P51"><text:tab/><text:tab/><text:tab/>int side;</text:p>
      <text:p text:style-name="P52"/>
      <text:p text:style-name="P11"><text:span text:style-name="T45"><text:tab/></text:span><text:span text:style-name="T48">@Value annotation uses interpolation, to assign value to a field and <text:tab/>automatically, type casts from object to integer, object to string , object <text:tab/>to square etc.</text:span></text:p>
      <text:p text:style-name="P53"/>
      <text:p text:style-name="P11"><text:span text:style-name="T48"><text:tab/></text:span><text:span text:style-name="T49">Mostly in properties file we use configuration data, that we don’t wanna <text:tab/>provide in code. Like server.port = 8088 in application.properties.</text:span></text:p>
      <text:p text:style-name="P54"/>
      <text:p text:style-name="P11"><text:span text:style-name="T49"><text:tab/></text:span><text:span text:style-name="T50">If we have class, Circle, then the object registered in container is circle <text:tab/>by default.</text:span></text:p>
      <text:p text:style-name="P55"><text:tab/></text:p>
      <text:p text:style-name="P13"><text:span text:style-name="T50"><text:tab/></text:span><text:span text:style-name="T51">context.getBean(Canvas.class) and context.getBean(“canvas”) both <text:tab/>are same. The method context.getBean(Canvas.class) returns canvas <text:tab/>obj and context.getBean(“canvas”) returns canvas of object type, which <text:tab/>we need to cast later to canvas. </text:span><text:span text:style-name="T52">So to remove this here, we can <text:tab/>context.getBean(“canvas”, Canvas.class) this will return canvas object.</text:span></text:p>
      <text:p text:style-name="P56"/>
      <text:p text:style-name="P13"><text:span text:style-name="T52"><text:tab/></text:span><text:span text:style-name="T53">If we had @Component annotation on both Circle and Square, then if we do,</text:span></text:p>
      <text:p text:style-name="P57"><text:tab/><text:tab/>Ishape shape = context.getBean(IShape.class) //error, as botyh <text:tab/><text:tab/><text:tab/><text:tab/><text:tab/><text:tab/><text:tab/><text:tab/><text:tab/><text:tab/>square and circle <text:tab/><text:tab/><text:tab/><text:tab/><text:tab/><text:tab/><text:tab/><text:tab/><text:tab/><text:tab/>are of Ishape, <text:tab/><text:tab/><text:tab/><text:tab/><text:tab/><text:tab/><text:tab/><text:tab/><text:tab/><text:tab/><text:tab/>spring don’t know, <text:tab/><text:tab/><text:tab/><text:tab/><text:tab/><text:tab/><text:tab/><text:tab/><text:tab/><text:tab/>what to assign.<text:tab/></text:p>
      <text:p text:style-name="P14"><text:span text:style-name="T53"><text:tab/><text:tab/></text:span><text:span text:style-name="T54">Square square = context.getBean(Square.class);</text:span></text:p>
      <text:p text:style-name="P59"><text:tab/><text:tab/>Circle circle = context.getBean(Circle.class);</text:p>
      <text:p text:style-name="P59"><text:tab/><text:tab/><text:tab/><text:tab/><text:tab/>//Both are fine as we’ve clearly mentioned class<text:tab/></text:p>
      <text:p text:style-name="P59"><text:tab/><text:tab/>Ishape shape = context.getBean(“square”, Ishape.class)</text:p>
      <text:p text:style-name="P60"><text:tab/><text:tab/><text:tab/><text:tab/><text:tab/>//This is fine as, we’ve mentioned obj name want</text:p>
      <text:p text:style-name="P61"><text:tab/></text:p>
      <text:p text:style-name="P15"><text:soft-page-break/><text:span text:style-name="T54"><text:tab/></text:span><text:span text:style-name="T55">In Canvas class, at the @Autowired annotation, that thing can return <text:tab/>both Square and Circle, as we’ve mentioned them both. So, We can <text:tab/>use @Qualifier(“square”) on top of Autowired, so, that only Square <text:tab/>objects are set there.</text:span></text:p>
      <text:p text:style-name="P62"/>
      <text:p text:style-name="P16"><text:span text:style-name="T53"><text:tab/></text:span><text:span text:style-name="T56">If we wanna change the default object name, in <text:tab/>@Component(“square1”) like this we can change the default name of <text:tab/>object.</text:span></text:p>
      <text:p text:style-name="P58"><text:tab/></text:p>
      <text:p text:style-name="P18"><text:span text:style-name="T53">A</text:span><text:span text:style-name="T1">fternoon:</text:span></text:p>
      <text:p text:style-name="P63">--------------------</text:p>
      <text:p text:style-name="P64"><text:tab/>Scope :</text:p>
      <text:p text:style-name="P64"><text:tab/><text:tab/><text:tab/></text:p>
      <text:p text:style-name="P16"><text:span text:style-name="T53"><text:tab/><text:tab/></text:span><text:span text:style-name="T60">1) Singleton Scope (Bean): </text:span><text:span text:style-name="T57">By default there will be only one <text:tab/><text:tab/><text:tab/>object for a class in the container. This is called Singleton </text:span><text:span text:style-name="T58">Scope. <text:tab/><text:tab/></text:span><text:span text:style-name="T59">Here class is not a singleton, but spring works in this way.</text:span></text:p>
      <text:p text:style-name="P16"><text:span text:style-name="T58"><text:tab/><text:tab/><text:tab/>*</text:span><text:span text:style-name="T62">If we ask for object 20 times, all 20 times that object will be <text:tab/><text:tab/><text:tab/>same.</text:span></text:p>
      <text:p text:style-name="P65"/>
      <text:p text:style-name="P16"><text:span text:style-name="T58"><text:tab/><text:tab/></text:span><text:span text:style-name="T61">2) Prototype Scope (Bean) : If we mention @Scope(“prototype”) <text:tab/><text:tab/>on component class, then the objects we get using getBean <text:tab/><text:tab/><text:tab/>method will be different, i.e different objects are created.</text:span></text:p>
      <text:p text:style-name="P17"><text:span text:style-name="T58"><text:tab/><text:tab/><text:tab/>*</text:span><text:span text:style-name="T62">If we ask for object 20 times, all 20 times that object will be <text:tab/><text:tab/><text:tab/></text:span><text:span text:style-name="T63">different</text:span><text:span text:style-name="T62">.</text:span></text:p>
      <text:p text:style-name="P66"/>
      <text:p text:style-name="P16"><text:span text:style-name="T58"><text:tab/></text:span><text:span text:style-name="T64">Autowiring :</text:span></text:p>
      <text:p text:style-name="P67"/>
      <text:p text:style-name="P67"><text:tab/><text:tab/>Can be done in 3 ways.</text:p>
      <text:p text:style-name="P16"><text:span text:style-name="T64"><text:tab/><text:tab/><text:tab/>1) On a method </text:span><text:span text:style-name="T68">(set mthd)</text:span><text:span text:style-name="T64">------------ </text:span><text:span text:style-name="T67">Most Dynamic Way</text:span></text:p>
      <text:p text:style-name="P19"><text:span text:style-name="T1"><text:tab/><text:tab/><text:tab/>2) </text:span><text:span text:style-name="T65">O</text:span><text:span text:style-name="T1">n a field / variable ----------------- </text:span><text:span text:style-name="T70">2</text:span><text:span text:style-name="T85">nd</text:span><text:span text:style-name="T70"> most </text:span><text:span text:style-name="T71">Dyn</text:span><text:span text:style-name="T70">amic one</text:span></text:p>
      <text:p text:style-name="P20"><text:span text:style-name="T1"><text:tab/><text:tab/><text:tab/>3) On a Constructor -------------------- </text:span><text:span text:style-name="T67">Hardwiring</text:span></text:p>
      <text:p text:style-name="P68"/>
      <text:p text:style-name="P20"><text:span text:style-name="T1"><text:tab/></text:span><text:span text:style-name="T66">Hardwiring :</text:span></text:p>
      <text:p text:style-name="P69"><text:tab/><text:tab/>Dependency where, Object not possible without setting the value <text:tab/><text:tab/>at constructor. For this we use @Autowrired on constructor.</text:p>
      <text:p text:style-name="P20"><text:span text:style-name="T66"><text:tab/><text:tab/><text:tab/>* </text:span><text:span text:style-name="T69">The problem is it’s not suited for sinareos where, we have <text:tab/><text:tab/><text:tab/>cllass A that uses B object and we have class B that uses A <text:tab/><text:tab/><text:tab/>object. Cuz, A obhect cannot be created until, B objected is </text:span><text:soft-page-break/><text:span text:style-name="T69"><text:tab/><text:tab/><text:tab/>created, similarly B object cannot be created until A object is <text:tab/><text:tab/><text:tab/>created. So we cannot create both the objects using <text:tab/><text:tab/><text:tab/><text:tab/>@Autowired on constructor. But using this method, will work <text:tab/><text:tab/><text:tab/>here.</text:span></text:p>
      <text:p text:style-name="P70"/>
      <text:p text:style-name="P20"><text:span text:style-name="T69"><text:tab/></text:span><text:span text:style-name="T72">@PostConstruct – </text:span><text:span text:style-name="T77">If we wanna run any part of code,</text:span><text:span text:style-name="T72"> as soon as the <text:tab/>class object is fully initalized. </text:span><text:span text:style-name="T77">Use this annotation on that method.</text:span></text:p>
      <text:p text:style-name="P21"><text:span text:style-name="T69"><text:tab/><text:tab/></text:span><text:span text:style-name="T74">Ex:</text:span></text:p>
      <text:p text:style-name="P21"><text:span text:style-name="T74"><text:tab/><text:tab/> <text:s text:c="5"/></text:span><text:span text:style-name="T76">[1] </text:span><text:span text:style-name="T73">For Circle obj, as we’ve given @value so, The circle object <text:tab/><text:tab/>will be fully initalized after it takes the radius value and creates the <text:tab/><text:tab/>object.</text:span></text:p>
      <text:p text:style-name="P20"><text:span text:style-name="T73"><text:tab/><text:tab/> <text:s text:c="5"/></text:span><text:span text:style-name="T76">[2] </text:span><text:span text:style-name="T75">For Canvas object as soon the share gets set using <text:tab/><text:tab/><text:tab/>@Autowired annotation, the Canvas object will be fully <text:tab/><text:tab/><text:tab/><text:tab/>initialized.</text:span></text:p>
      <text:p text:style-name="P70"><text:tab/></text:p>
      <text:p text:style-name="P20"><text:span text:style-name="T69"><text:tab/></text:span><text:span text:style-name="T78">@PreDestroy – if we wanna execute a method, just before an object <text:tab/></text:span><text:span text:style-name="T79">gets</text:span><text:span text:style-name="T78"> destroye</text:span><text:span text:style-name="T79">d</text:span><text:span text:style-name="T78">, mark that method with @PreDestroy annotation</text:span></text:p>
      <text:p text:style-name="P20"><text:span text:style-name="T69"><text:tab/><text:tab/></text:span><text:span text:style-name="T80">* To destroy the objects we got by getBean method, we need to <text:tab/><text:tab/>close the container. </text:span><text:span text:style-name="T81">But there’s no close method to close the <text:tab/><text:tab/><text:tab/>container </text:span><text:span text:style-name="T82">when use ApplicationContext refernce.</text:span></text:p>
      <text:p text:style-name="P72"><text:tab/><text:tab/></text:p>
      <text:p text:style-name="P72"><text:tab/><text:tab/>* ConfigurableApplicationContext context = new <text:tab/><text:tab/><text:tab/><text:tab/><text:tab/>AnnotationConfigApplicationContext();</text:p>
      <text:p text:style-name="P72"><text:tab/><text:tab/><text:tab/>//We can use this obj to get objects from getBean methods.</text:p>
      <text:p text:style-name="P72"><text:tab/><text:tab/><text:tab/>context.close(); <text:s/>//To close the container. Now, we have <text:tab/><text:tab/><text:tab/><text:tab/><text:tab/><text:tab/><text:tab/>close mthd</text:p>
      <text:p text:style-name="P73"/>
      <text:p text:style-name="P73"><text:tab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/>
      <text:p text:style-name="P68"><text:tab/><text:tab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09:45:51.202237138</meta:creation-date>
    <dc:date>2022-12-06T07:38:46.959370579</dc:date>
    <meta:editing-duration>PT6H29M9S</meta:editing-duration>
    <meta:editing-cycles>165</meta:editing-cycles>
    <meta:generator>LibreOffice/7.3.7.2$Linux_X86_64 LibreOffice_project/30$Build-2</meta:generator>
    <meta:document-statistic meta:table-count="0" meta:image-count="0" meta:object-count="0" meta:page-count="9" meta:paragraph-count="117" meta:word-count="1284" meta:character-count="8391" meta:non-whitespace-character-count="6807"/>
  </office:meta>
</office:document-meta>
</file>